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86in" style:rel-column-width="22017*"/>
    </style:style>
    <style:style style:name="Table1.B" style:family="table-column">
      <style:table-column-properties style:column-width="4.4444in" style:rel-column-width="435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19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20" style:family="paragraph" style:parent-style-name="Standard">
      <style:text-properties fo:font-weight="bold" officeooo:rsid="0022a461" officeooo:paragraph-rsid="0022a461" style:font-weight-asian="bold" style:font-weight-complex="bold"/>
    </style:style>
    <style:style style:name="P21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22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35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36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37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38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officeooo:rsid="00342572" officeooo:paragraph-rsid="0033353e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normal" fo:font-weight="bold" officeooo:rsid="0034e385" officeooo:paragraph-rsid="0034e385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officeooo:rsid="00324d67" officeooo:paragraph-rsid="00324d67"/>
    </style:style>
    <style:style style:name="P51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52" style:family="paragraph" style:parent-style-name="Table_20_Contents">
      <style:paragraph-properties fo:text-align="start" style:justify-single-word="false"/>
      <style:text-properties officeooo:rsid="0034e385" officeooo:paragraph-rsid="0034e385"/>
    </style:style>
    <style:style style:name="P53" style:family="paragraph" style:parent-style-name="Table_20_Contents">
      <style:paragraph-properties fo:text-align="center" style:justify-single-word="false"/>
      <style:text-properties fo:font-style="italic" officeooo:rsid="0034e385" officeooo:paragraph-rsid="0034e385" style:font-style-asian="italic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34e385" officeooo:paragraph-rsid="0034e385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3f81c9" officeooo:paragraph-rsid="003f81c9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officeooo:rsid="003b4c19" officeooo:paragraph-rsid="003b4c19"/>
    </style:style>
    <style:style style:name="P5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paragraph-rsid="003f81c9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officeooo:rsid="003f81c9" officeooo:paragraph-rsid="003f81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  <style:style style:name="T4" style:family="text">
      <style:text-properties fo:font-style="normal" officeooo:rsid="00165b7a" style:font-style-asian="normal" style:font-style-complex="normal"/>
    </style:style>
    <style:style style:name="T5" style:family="text">
      <style:text-properties fo:font-style="normal" officeooo:rsid="0036a03b" style:font-style-asian="normal" style:font-style-complex="normal"/>
    </style:style>
    <style:style style:name="T6" style:family="text">
      <style:text-properties fo:font-style="normal" officeooo:rsid="00380dfc" style:font-style-asian="normal" style:font-style-complex="normal"/>
    </style:style>
    <style:style style:name="T7" style:family="text">
      <style:text-properties officeooo:rsid="00165b7a"/>
    </style:style>
    <style:style style:name="T8" style:family="text">
      <style:text-properties officeooo:rsid="00176af8"/>
    </style:style>
    <style:style style:name="T9" style:family="text">
      <style:text-properties officeooo:rsid="00191fce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3ef3e6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3b4c1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423fb7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officeooo:rsid="0019fb09"/>
    </style:style>
    <style:style style:name="T20" style:family="text">
      <style:text-properties officeooo:rsid="001dba71"/>
    </style:style>
    <style:style style:name="T21" style:family="text">
      <style:text-properties officeooo:rsid="001ed7b9"/>
    </style:style>
    <style:style style:name="T22" style:family="text">
      <style:text-properties officeooo:rsid="001fdb9f"/>
    </style:style>
    <style:style style:name="T23" style:family="text">
      <style:text-properties officeooo:rsid="0023b47f"/>
    </style:style>
    <style:style style:name="T24" style:family="text">
      <style:text-properties officeooo:rsid="00283fb5"/>
    </style:style>
    <style:style style:name="T25" style:family="text">
      <style:text-properties officeooo:rsid="002c8ecd"/>
    </style:style>
    <style:style style:name="T26" style:family="text">
      <style:text-properties officeooo:rsid="002dab34"/>
    </style:style>
    <style:style style:name="T27" style:family="text">
      <style:text-properties officeooo:rsid="0034e385"/>
    </style:style>
    <style:style style:name="T28" style:family="text">
      <style:text-properties officeooo:rsid="003633b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e0fc0"/>
    </style:style>
    <style:style style:name="T31" style:family="text">
      <style:text-properties officeooo:rsid="00423fb7"/>
    </style:style>
    <style:style style:name="T32" style:family="text">
      <style:text-properties officeooo:rsid="004256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снов<text:span text:style-name="T21">ы языка SimpleSCP</text:span></text:p>
      <text:p text:style-name="P20"/>
      <text:p text:style-name="P19">Параметры</text:p>
      <text:p text:style-name="P21">Для того, чтобы передать в SimpleSCP-функцию параметры, нужно в <text:span text:style-name="T23">сигнатуре функции </text:span>указать идентификаторы:</text:p>
      <text:p text:style-name="P8">function <text:span text:style-name="T22">example</text:span>(имена, параметров)</text:p>
      <text:p text:style-name="P22">Здесь <text:span text:style-name="T1">имена параметров – </text:span><text:span text:style-name="T2">перечисление идентификаторов параметров через запятую.</text:span></text:p>
      <text:p text:style-name="P38">Для того, чтобы объявить в SimpleSCP-функции выходные параметры, нужно в теле функции указать:</text:p>
      <text:p text:style-name="P9">return идентификатор;</text:p>
      <text:p text:style-name="P17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17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Пример SimpleSCP</text:p>
          </table:table-cell>
          <table:table-cell table:style-name="Table2.B1" office:value-type="string">
            <text:p text:style-name="P25">Соответствующий код SCP</text:p>
          </table:table-cell>
        </table:table-row>
        <table:table-row>
          <table:table-cell table:style-name="Table2.A2" office:value-type="string">
            <text:p text:style-name="P34">function example(_set) {</text:p>
            <text:p text:style-name="P35"><text:s text:c="2"/>return _set;</text:p>
            <text:p text:style-name="P35"><text:s text:c="2"/>return _answer;</text:p>
            <text:p text:style-name="P34">}</text:p>
          </table:table-cell>
          <table:table-cell table:style-name="Table2.B2" office:value-type="string">
            <text:p text:style-name="P31"><text:span text:style-name="T12">-&gt; rrel_params: ... (*</text:span><text:line-break/> <text:span text:style-name="T18"><text:s/></text:span><text:span text:style-name="T12">-&gt; rrel_1: rrel_in: _set;;</text:span></text:p>
            <text:p text:style-name="P23"><text:span text:style-name="T18"><text:s text:c="2"/></text:span><text:span text:style-name="T12">-&gt; rrel_</text:span><text:span text:style-name="T13">1</text:span><text:span text:style-name="T12">: rrel_</text:span><text:span text:style-name="T13">out</text:span><text:span text:style-name="T12">: _set;;</text:span></text:p>
            <text:p text:style-name="P31"><text:span text:style-name="T12"><text:s text:c="2"/>-&gt; rrel_</text:span><text:span text:style-name="T13">2</text:span><text:span text:style-name="T12">: rrel_</text:span><text:span text:style-name="T13">out</text:span><text:span text:style-name="T12">: _</text:span><text:span text:style-name="T13">answer</text:span><text:span text:style-name="T12">;;</text:span><text:line-break/><text:span text:style-name="T12">*);;</text:span></text:p>
          </table:table-cell>
        </table:table-row>
      </table:table>
      <text:p text:style-name="P17"/>
      <text:p text:style-name="P19">Тело программы</text:p>
      <text:p text:style-name="P1"><text:span text:style-name="T8">Тело </text:span>SimpleSCP-<text:span text:style-name="T20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<text:span text:style-name="T7">языка SimpleSCP либо идентификатор пользовательской функции</text:span>, а <text:span text:style-name="T1">аргументы – </text:span><text:span text:style-name="T2">конструкции вида:</text:span></text:p>
      <text:p text:style-name="P3">[модификаторы, название] <text:span text:style-name="T28">или []</text:span></text:p>
      <text:p text:style-name="P5"><text:span text:style-name="T4">Тут </text:span><text:span text:style-name="T7">н</text:span>азвание – <text:span text:style-name="T2">идентификатор используемой константы или переменной, состоящий из нижних подчеркиваний, букв латинского алфавита и цифр, </text:span><text:span text:style-name="T4">либо строковый литерал, взятый в кавычки</text:span><text:span text:style-name="T2">. </text:span>Модификаторы – <text:span text:style-name="T2">список ключевых слов, обозначающих роль аргумента в операторе. Модификаторы могут быть назначены по умолчанию. </text:span><text:span text:style-name="T5">Кроме того, аргумент может быть пустым – </text:span><text:span text:style-name="T6">тогда при трансляции в SCP он не будет использован в операторе</text:span><text:span text:style-name="T5">.</text:span></text:p>
      <text:p text:style-name="P4"><text:span text:style-name="T2">Примеры правильного вызова операторов SimpleSCP можно увидеть </text:span><text:span text:style-name="T3">ниже</text:span><text:span text:style-name="T4">: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Пример SimpleSCP</text:p>
          </table:table-cell>
          <table:table-cell table:style-name="Table1.B1" office:value-type="string">
            <text:p text:style-name="P24">Соответствующий код SCP</text:p>
          </table:table-cell>
        </table:table-row>
        <table:table-row>
          <table:table-cell table:style-name="Table1.A2" office:value-type="string">
            <text:p text:style-name="P11"><text:span text:style-name="T19">s</text:span>earchElStr3(</text:p>
            <text:p text:style-name="P11"><text:s text:c="2"/>[_set], </text:p>
            <text:p text:style-name="P11"><text:s text:c="2"/>[assign, _arc], </text:p>
            <text:p text:style-name="P11"><text:s text:c="2"/>[_element]</text:p>
            <text:p text:style-name="P11">);</text:p>
          </table:table-cell>
          <table:table-cell table:style-name="Table1.B2" office:value-type="string">
            <text:p text:style-name="P49">-&gt; ..operator1 (*</text:p>
            <text:p text:style-name="P30"><text:span text:style-name="T12"><text:s text:c="2"/>&lt;- searchElStr3;;</text:span><text:line-break/><text:span text:style-name="T18"> <text:s/></text:span><text:span text:style-name="T12">-&gt; rrel_1: rrel_fixed: rrel_scp_var: _set;;</text:span><text:line-break/><text:span text:style-name="T18"> <text:s/></text:span><text:span text:style-name="T12">-&gt; rrel_2: rrel_scp_var: rrel_assign: _arc;;</text:span><text:line-break/><text:span text:style-name="T18"> <text:s/></text:span><text:span text:style-name="T12">-&gt; rrel_3: rrel_fixed: rrel_scp_var: _element;;</text:span><text:line-break/><text:span text:style-name="T12">*);;</text:span></text:p>
          </table:table-cell>
        </table:table-row>
        <table:table-row>
          <table:table-cell table:style-name="Table1.A2" office:value-type="string">
            <text:p text:style-name="P10">sys_search(</text:p>
            <text:p text:style-name="P10"><text:s text:c="2"/>[search_pattern], </text:p>
            <text:p text:style-name="P10"><text:s text:c="2"/>[assign, _result], </text:p>
            <text:p text:style-name="P10"><text:s text:c="2"/>[parameters], </text:p>
            <text:p text:style-name="P10"><text:s text:c="2"/>[assign, _all_elements]</text:p>
            <text:p text:style-name="P10">);</text:p>
          </table:table-cell>
          <table:table-cell table:style-name="Table1.B2" office:value-type="string">
            <text:p text:style-name="P29"><text:span text:style-name="T12">-&gt; ..operator1 (*</text:span><text:line-break/><text:span text:style-name="T18"> <text:s/></text:span><text:span text:style-name="T12">&lt;- sys_search;;</text:span><text:line-break/><text:span text:style-name="T18"> <text:s/></text:span><text:span text:style-name="T12">-&gt; rrel_1: rrel_fixed: rrel_scp_const: search_pattern;;</text:span><text:line-break/><text:span text:style-name="T18"> <text:s/></text:span><text:span text:style-name="T12">-&gt; rrel_2: rrel_scp_var: rrel_assign: _result;;</text:span><text:line-break/><text:span text:style-name="T18"> <text:s/></text:span><text:span text:style-name="T12">-&gt; rrel_3: rrel_fixed: rrel_scp_const: parameters;;</text:span><text:line-break/><text:span text:style-name="T18"> <text:s/></text:span><text:span text:style-name="T12">-&gt; rrel_4: rrel_scp_var: rrel_assign: _all_elements;;</text:span><text:line-break/><text:span text:style-name="T12">*);;</text:span></text:p>
          </table:table-cell>
        </table:table-row>
        <table:table-row>
          <table:table-cell table:style-name="Table1.A2" office:value-type="string">
            <text:p text:style-name="P10">eraseEl([erase, _element]);</text:p>
          </table:table-cell>
          <table:table-cell table:style-name="Table1.B2" office:value-type="string">
            <text:p text:style-name="P29"><text:span text:style-name="T12">-&gt; ..operator1 (*</text:span><text:line-break/><text:soft-page-break/><text:span text:style-name="T18"> <text:s/></text:span><text:span text:style-name="T12">&lt;- eraseEl;;</text:span><text:line-break/><text:span text:style-name="T18"> <text:s/></text:span><text:span text:style-name="T12">-&gt; rrel_1: rrel_fixed: rrel_scp_var: rrel_erase: _element;;</text:span><text:line-break/><text:span text:style-name="T12">*);;</text:span></text:p>
          </table:table-cell>
        </table:table-row>
        <table:table-row>
          <table:table-cell table:style-name="Table1.A2" office:value-type="string">
            <text:p text:style-name="P46">genSetStr3(</text:p>
            <text:p text:style-name="P46"><text:s text:c="2"/>[_node1],</text:p>
            <text:p text:style-name="P46"><text:s text:c="2"/>[assign, _arc],</text:p>
            <text:p text:style-name="P46"><text:s text:c="2"/>[assign, _node2],</text:p>
            <text:p text:style-name="P46"><text:s text:c="2"/>[], [], [<text:span text:style-name="T30">assign, </text:span>_set]</text:p>
            <text:p text:style-name="P46">);</text:p>
          </table:table-cell>
          <table:table-cell table:style-name="Table1.B2" office:value-type="string">
            <text:p text:style-name="P29"><text:span text:style-name="T12">-&gt; ..operator1 (*</text:span><text:line-break/><text:span text:style-name="T18"> <text:s/></text:span><text:span text:style-name="T12">&lt;- genSetStr3;;</text:span><text:line-break/><text:span text:style-name="T18"> <text:s/></text:span><text:span text:style-name="T12">-&gt; rrel_1: rrel_fixed: rrel_scp_var: _node1;;</text:span><text:line-break/><text:span text:style-name="T18"> <text:s/></text:span><text:span text:style-name="T12">-&gt; rrel_2: rrel_scp_var: rrel_assign: _arc;;</text:span><text:line-break/><text:span text:style-name="T18"> <text:s/></text:span><text:span text:style-name="T12">-&gt; rrel_3: rrel_scp_var: rrel_assign: _node2;;</text:span><text:line-break/><text:span text:style-name="T18"> <text:s/></text:span><text:span text:style-name="T12">-&gt; rrel_set_3: rrel_</text:span><text:span text:style-name="T16">assign</text:span><text:span text:style-name="T12">: rrel_scp_var: _set;;</text:span><text:line-break/><text:span text:style-name="T12">*);;</text:span></text:p>
          </table:table-cell>
        </table:table-row>
        <table:table-row>
          <table:table-cell table:style-name="Table1.A2" office:value-type="string">
            <text:p text:style-name="P12">proc_of_user_function(</text:p>
            <text:p text:style-name="P12"><text:s text:c="2"/>[_user_argument], </text:p>
            <text:p text:style-name="P12"><text:s text:c="2"/>[nrel_<text:span text:style-name="T9">some_relation</text:span>]</text:p>
            <text:p text:style-name="P12">);</text:p>
          </table:table-cell>
          <table:table-cell table:style-name="Table1.B2" office:value-type="string">
            <text:p text:style-name="P29"><text:span text:style-name="T12">-&gt; ..operator1 (*</text:span><text:line-break/><text:span text:style-name="T18"> <text:s/></text:span><text:span text:style-name="T12">&lt;- call;;</text:span><text:line-break/><text:span text:style-name="T18"> <text:s/></text:span><text:span text:style-name="T12">-&gt; rrel_1: rrel_fixed: rrel_scp_const: proc_of_user_function;;</text:span><text:line-break/><text:span text:style-name="T18"> <text:s/></text:span><text:span text:style-name="T12">-&gt; rrel_2: ... (*</text:span><text:line-break/><text:span text:style-name="T18"> <text:s text:c="3"/></text:span><text:span text:style-name="T12">-&gt; rrel_1: rrel_fixed: rrel_scp_var: _user_argument;;</text:span><text:line-break/><text:span text:style-name="T18"> <text:s text:c="3"/></text:span><text:span text:style-name="T12">-&gt; rrel_2: rrel_fixed: rrel_scp_const: nrel_some_relation;;</text:span><text:line-break/><text:span text:style-name="T18"> <text:s/></text:span><text:span text:style-name="T12">*);;</text:span><text:line-break/><text:span text:style-name="T18"> <text:s/></text:span><text:span text:style-name="T12">-&gt; rrel_3: rrel_scp_var: rrel_assign: _process;;</text:span><text:line-break/><text:span text:style-name="T18"> <text:s/></text:span><text:span text:style-name="T12">=&gt; nrel_goto: ..operator2;;</text:span><text:line-break/><text:span text:style-name="T12">*);;</text:span><text:line-break/><text:span text:style-name="T12">-&gt; ..operator2 (*</text:span><text:line-break/><text:span text:style-name="T18"> <text:s/></text:span><text:span text:style-name="T12">&lt;- waitReturn;;</text:span><text:line-break/><text:span text:style-name="T18"> <text:s/></text:span><text:span text:style-name="T12">-&gt; rrel_1: rrel_fixed: rrel_scp_var: _process;;</text:span><text:line-break/><text:span text:style-name="T12">*);;</text:span></text:p>
          </table:table-cell>
        </table:table-row>
      </table:table>
      <text:p text:style-name="P14"/>
      <text:p text:style-name="P13">Конструкциями управления потоком в SimpleSCP являются условия и циклы. </text:p>
      <text:p text:style-name="P13">Услов<text:span text:style-name="T24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4">Здесь <text:span text:style-name="T1">оператор</text:span> – линейный оператор языка SimpleSCP, <text:span text:style-name="T1">действия если</text:span> – набор операторов, которые необходимо выполнить в случае выполнения условия, <text:span text:style-name="T1">действия в другом случае</text:span> - <text:s/>набор операторов, которые необходимо выполнить в другом случае.</text:p>
      <text:p text:style-name="P14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>Пример SimpleSCP</text:p>
          </table:table-cell>
        </table:table-row>
        <table:table-row>
          <table:table-cell table:style-name="Table3.A2" office:value-type="string">
            <text:p text:style-name="P37">if(searchElStr3([some_class], [assign, _arc], [_node])) { </text:p>
            <text:p text:style-name="P37"><text:s text:c="2"/>proc_do_some_actions([_node]); </text:p>
            <text:p text:style-name="P37">} </text:p>
          </table:table-cell>
        </table:table-row>
        <table:table-row>
          <table:table-cell table:style-name="Table3.A2" office:value-type="string">
            <text:p text:style-name="P28">Соответствующий код SCP</text:p>
          </table:table-cell>
        </table:table-row>
        <table:table-row>
          <table:table-cell table:style-name="Table3.A2" office:value-type="string">
            <text:p text:style-name="P33"><text:span text:style-name="T12">-&gt; ..operator1 (*</text:span><text:line-break/><text:span text:style-name="T18"> <text:s/></text:span><text:span text:style-name="T12">&lt;- searchElStr3;;</text:span><text:line-break/><text:span text:style-name="T18"> <text:s/></text:span><text:span text:style-name="T12">-&gt; rrel_1: rrel_fixed: rrel_scp_const: some_class;;</text:span><text:line-break/><text:span text:style-name="T18"> <text:s/></text:span><text:span text:style-name="T12">-&gt; rrel_2: rrel_scp_var: rrel_assign: _arc;;</text:span><text:line-break/><text:span text:style-name="T18"> <text:s/></text:span><text:span text:style-name="T12">-&gt; rrel_3: rrel_fixed: rrel_scp_var: _node;;</text:span><text:line-break/><text:span text:style-name="T18"> <text:s/></text:span><text:span text:style-name="T12">=&gt; nrel_then: ..operator2;;</text:span><text:line-break/><text:span text:style-name="T18"> <text:s/></text:span><text:span text:style-name="T12">=&gt; nrel_else: ..operator</text:span><text:span text:style-name="T14">4</text:span><text:span text:style-name="T12">;;</text:span><text:line-break/><text:span text:style-name="T12">*);;</text:span><text:line-break/><text:span text:style-name="T12">-&gt; ..operator2 (*</text:span><text:line-break/><text:span text:style-name="T18"> <text:s/></text:span><text:span text:style-name="T12">&lt;- call;;</text:span><text:line-break/><text:span text:style-name="T18"> <text:s/></text:span><text:span text:style-name="T12">-&gt; rrel_1: rrel_fixed: rrel_scp_const: proc_do_some_actions;;</text:span><text:line-break/><text:soft-page-break/><text:span text:style-name="T18"> <text:s/></text:span><text:span text:style-name="T12">-&gt; rrel_2: ... (*</text:span><text:line-break/><text:span text:style-name="T18"> <text:s text:c="3"/></text:span><text:span text:style-name="T12">-&gt; rrel_1: rrel_fixed: rrel_scp_var: _node;;</text:span><text:line-break/><text:span text:style-name="T18"> <text:s/></text:span><text:span text:style-name="T12">*);;</text:span><text:line-break/><text:span text:style-name="T18"> <text:s/></text:span><text:span text:style-name="T12">-&gt; rrel_3: rrel_scp_var: rrel_assign: _process;;</text:span><text:line-break/><text:span text:style-name="T18"> <text:s/></text:span><text:span text:style-name="T12">=&gt; nrel_goto: ..operator3;;</text:span><text:line-break/><text:span text:style-name="T12">*);;</text:span><text:line-break/><text:span text:style-name="T12">-&gt; ..operator3 (*</text:span><text:line-break/><text:span text:style-name="T18"> <text:s/></text:span><text:span text:style-name="T12">&lt;- waitReturn;;</text:span><text:line-break/><text:span text:style-name="T18"> <text:s/></text:span><text:span text:style-name="T12">-&gt; rrel_1: rrel_fixed: rrel_scp_var: _process;;</text:span><text:line-break/><text:span text:style-name="T12">*);;</text:span></text:p>
          </table:table-cell>
        </table:table-row>
      </table:table>
      <text:p text:style-name="P14"/>
      <text:p text:style-name="P16">Циклы с предусловием в SimpleSCP описываются следующим образом:</text:p>
      <text:p text:style-name="P7">while(оператор) {действия;}</text:p>
      <text:p text:style-name="P15">Здесь <text:span text:style-name="T1">оператор</text:span> – линейный оператор языка SimpleSCP, <text:span text:style-name="T1">действия </text:span>– набор операторов, которые необходимо выполн<text:span text:style-name="T25">ять до тех пор, пока выполняется условие.</text:span></text:p>
      <text:p text:style-name="P15">Пример правильного использования <text:span text:style-name="T26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Пример SimpleSCP</text:p>
          </table:table-cell>
        </table:table-row>
        <table:table-row>
          <table:table-cell table:style-name="Table4.A2" office:value-type="string">
            <text:p text:style-name="P36"><text:s/>while(searchElStr3([_set], [assign, _arc], [assign, _node])){</text:p>
            <text:p text:style-name="P36"><text:s text:c="4"/>printEl([_node]);</text:p>
            <text:p text:style-name="P36"><text:s text:c="4"/>proc_of_some_actions([_node]);</text:p>
            <text:p text:style-name="P36"><text:s text:c="4"/>eraseEl([erase, _arc]);</text:p>
            <text:p text:style-name="P36"><text:s text:c="2"/>}</text:p>
          </table:table-cell>
        </table:table-row>
        <table:table-row>
          <table:table-cell table:style-name="Table4.A2" office:value-type="string">
            <text:p text:style-name="P28">Соответствующий код SCP</text:p>
          </table:table-cell>
        </table:table-row>
        <table:table-row>
          <table:table-cell table:style-name="Table4.A2" office:value-type="string">
            <text:p text:style-name="P32"><text:span text:style-name="T12">-&gt; ..operator1 (*</text:span><text:line-break/><text:span text:style-name="T18"> <text:s/></text:span><text:span text:style-name="T12">&lt;- searchElStr3;;</text:span><text:line-break/><text:span text:style-name="T18"> <text:s/></text:span><text:span text:style-name="T12">-&gt; rrel_1: rrel_fixed: rrel_scp_var: _set;;</text:span><text:line-break/><text:span text:style-name="T18"> <text:s/></text:span><text:span text:style-name="T12">-&gt; rrel_2: rrel_scp_var: rrel_assign: _arc;;</text:span><text:line-break/><text:span text:style-name="T18"> <text:s/></text:span><text:span text:style-name="T12">-&gt; rrel_3: rrel_scp_var: rrel_assign: _node;;</text:span><text:line-break/><text:span text:style-name="T18"> <text:s/></text:span><text:span text:style-name="T12">=&gt; nrel_then: ..operator2;;</text:span><text:line-break/><text:span text:style-name="T18"> <text:s/></text:span><text:span text:style-name="T12">=&gt; nrel_else: ..operator6;;</text:span><text:line-break/><text:span text:style-name="T12">*);;</text:span><text:line-break/><text:span text:style-name="T12">-&gt; ..operator2 (*</text:span><text:line-break/><text:span text:style-name="T18"> <text:s/></text:span><text:span text:style-name="T12">&lt;- printEl;;</text:span><text:line-break/><text:span text:style-name="T18"> <text:s/></text:span><text:span text:style-name="T12">-&gt; rrel_1: rrel_fixed: rrel_scp_var: _node;;</text:span><text:line-break/><text:span text:style-name="T18"> <text:s/></text:span><text:span text:style-name="T12">=&gt; nrel_goto: ..operator3;;</text:span><text:line-break/><text:span text:style-name="T12">*);;</text:span><text:line-break/><text:span text:style-name="T12">-&gt; ..operator3 (*</text:span><text:line-break/><text:span text:style-name="T18"> <text:s/></text:span><text:span text:style-name="T12">&lt;- call;;</text:span><text:line-break/><text:span text:style-name="T18"> <text:s/></text:span><text:span text:style-name="T12">-&gt; rrel_1: rrel_fixed: rrel_scp_const: proc_of_some_actions;;</text:span><text:line-break/><text:span text:style-name="T18"> <text:s/></text:span><text:span text:style-name="T12">-&gt; rrel_2: ... (*</text:span><text:line-break/><text:span text:style-name="T18"> <text:s text:c="3"/></text:span><text:span text:style-name="T12">-&gt; rrel_1: rrel_fixed: rrel_scp_var: _node;;</text:span><text:line-break/><text:span text:style-name="T18"> <text:s/></text:span><text:span text:style-name="T12">*);;</text:span><text:line-break/><text:span text:style-name="T18"> <text:s/></text:span><text:span text:style-name="T12">-&gt; rrel_3: rrel_scp_var: rrel_assign: _process;;</text:span><text:line-break/><text:span text:style-name="T18"> <text:s/></text:span><text:span text:style-name="T12">=&gt; nrel_goto: ..operator4;;</text:span><text:line-break/><text:span text:style-name="T12">*);;</text:span><text:line-break/><text:span text:style-name="T12">-&gt; ..operator4 (*</text:span><text:line-break/><text:span text:style-name="T18"> <text:s/></text:span><text:span text:style-name="T12">&lt;- waitReturn;;</text:span><text:line-break/><text:span text:style-name="T18"> <text:s/></text:span><text:span text:style-name="T12">-&gt; rrel_1: rrel_fixed: rrel_scp_var: _process;;</text:span><text:line-break/><text:span text:style-name="T18"> <text:s/></text:span><text:span text:style-name="T12">=&gt; nrel_goto: ..operator5;;</text:span><text:line-break/><text:span text:style-name="T12">*);;</text:span><text:line-break/><text:soft-page-break/><text:span text:style-name="T12">-&gt; ..operator5 (*</text:span><text:line-break/><text:span text:style-name="T18"> <text:s/></text:span><text:span text:style-name="T12">&lt;- eraseEl;;</text:span><text:line-break/><text:span text:style-name="T18"> <text:s/></text:span><text:span text:style-name="T12">-&gt; rrel_1: rrel_fixed: rrel_scp_var: rrel_erase: _arc;;</text:span><text:line-break/><text:span text:style-name="T18"> <text:s/></text:span><text:span text:style-name="T12">=&gt; nrel_goto: ..operator1;;</text:span><text:line-break/><text:span text:style-name="T12">*);;</text:span></text:p>
          </table:table-cell>
        </table:table-row>
      </table:table>
      <text:p text:style-name="P15"/>
      <text:p text:style-name="P41"/>
      <text:p text:style-name="P41"/>
      <text:p text:style-name="P41"/>
      <text:p text:style-name="P47">Приложение 1. Список операторов языка SimpleSCP</text:p>
      <text:p text:style-name="P42">(Добавляются по мере необходимости)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4">Оператор</text:p>
          </table:table-cell>
          <table:table-cell table:style-name="Table8.B1" office:value-type="string">
            <text:p text:style-name="P54">Количество аргументов</text:p>
          </table:table-cell>
        </table:table-row>
        <table:table-row>
          <table:table-cell table:style-name="Table8.A2" table:number-columns-spanned="2" office:value-type="string">
            <text:p text:style-name="P53">оператор(rrel_1, rrel_2, rrel_3 ...)</text:p>
          </table:table-cell>
          <table:covered-table-cell/>
        </table:table-row>
        <table:table-row>
          <table:table-cell table:style-name="Table8.A3" office:value-type="string">
            <text:p text:style-name="P50">searchEl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searchElStr3</text:p>
          </table:table-cell>
          <table:table-cell table:style-name="Table8.A2" office:value-type="string">
            <text:p text:style-name="P52">3</text:p>
          </table:table-cell>
        </table:table-row>
        <table:table-row>
          <table:table-cell table:style-name="Table8.A3" office:value-type="string">
            <text:p text:style-name="P50">searchElStr5</text:p>
          </table:table-cell>
          <table:table-cell table:style-name="Table8.A2" office:value-type="string">
            <text:p text:style-name="P52">5</text:p>
          </table:table-cell>
        </table:table-row>
        <table:table-row>
          <table:table-cell table:style-name="Table8.A3" office:value-type="string">
            <text:p text:style-name="P50">genEl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genElStr3</text:p>
          </table:table-cell>
          <table:table-cell table:style-name="Table8.A2" office:value-type="string">
            <text:p text:style-name="P52">3</text:p>
          </table:table-cell>
        </table:table-row>
        <table:table-row>
          <table:table-cell table:style-name="Table8.A3" office:value-type="string">
            <text:p text:style-name="P50">genElStr5</text:p>
          </table:table-cell>
          <table:table-cell table:style-name="Table8.A2" office:value-type="string">
            <text:p text:style-name="P52">5</text:p>
          </table:table-cell>
        </table:table-row>
        <table:table-row>
          <table:table-cell table:style-name="Table8.A3" office:value-type="string">
            <text:p text:style-name="P50">eraseEl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eraseElStr3</text:p>
          </table:table-cell>
          <table:table-cell table:style-name="Table8.A2" office:value-type="string">
            <text:p text:style-name="P52">3</text:p>
          </table:table-cell>
        </table:table-row>
        <table:table-row>
          <table:table-cell table:style-name="Table8.A3" office:value-type="string">
            <text:p text:style-name="P50">eraseElStr5</text:p>
          </table:table-cell>
          <table:table-cell table:style-name="Table8.A2" office:value-type="string">
            <text:p text:style-name="P52">5</text:p>
          </table:table-cell>
        </table:table-row>
        <table:table-row>
          <table:table-cell table:style-name="Table8.A3" office:value-type="string">
            <text:p text:style-name="P50">sys_search</text:p>
          </table:table-cell>
          <table:table-cell table:style-name="Table8.A2" office:value-type="string">
            <text:p text:style-name="P52">4</text:p>
          </table:table-cell>
        </table:table-row>
        <table:table-row>
          <table:table-cell table:style-name="Table8.A3" office:value-type="string">
            <text:p text:style-name="P50">print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printNl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printEl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3" office:value-type="string">
            <text:p text:style-name="P50">ifVarAssign</text:p>
          </table:table-cell>
          <table:table-cell table:style-name="Table8.A2" office:value-type="string">
            <text:p text:style-name="P52">1</text:p>
          </table:table-cell>
        </table:table-row>
        <table:table-row>
          <table:table-cell table:style-name="Table8.A2" table:number-columns-spanned="2" office:value-type="string">
            <text:p text:style-name="P53">оператор(rrel_1, rrel_2, rrel_3 …, rrel_set_1, rrel_set_2, rrel_set_3 ...)</text:p>
          </table:table-cell>
          <table:covered-table-cell/>
        </table:table-row>
        <table:table-row>
          <table:table-cell table:style-name="Table8.A3" office:value-type="string">
            <text:p text:style-name="P50">searchSet</text:p>
          </table:table-cell>
          <table:table-cell table:style-name="Table8.A2" office:value-type="string">
            <text:p text:style-name="P52">2</text:p>
          </table:table-cell>
        </table:table-row>
        <table:table-row>
          <table:table-cell table:style-name="Table8.A3" office:value-type="string">
            <text:p text:style-name="P50">searchSetStr<text:span text:style-name="T27">3</text:span></text:p>
          </table:table-cell>
          <table:table-cell table:style-name="Table8.A2" office:value-type="string">
            <text:p text:style-name="P52">6</text:p>
          </table:table-cell>
        </table:table-row>
        <table:table-row>
          <table:table-cell table:style-name="Table8.A3" office:value-type="string">
            <text:p text:style-name="P50">searchSetStr5</text:p>
          </table:table-cell>
          <table:table-cell table:style-name="Table8.A2" office:value-type="string">
            <text:p text:style-name="P52">10</text:p>
          </table:table-cell>
        </table:table-row>
        <table:table-row>
          <table:table-cell table:style-name="Table8.A3" office:value-type="string">
            <text:p text:style-name="P50">genSet</text:p>
          </table:table-cell>
          <table:table-cell table:style-name="Table8.A2" office:value-type="string">
            <text:p text:style-name="P52">2</text:p>
          </table:table-cell>
        </table:table-row>
        <table:table-row>
          <table:table-cell table:style-name="Table8.A3" office:value-type="string">
            <text:p text:style-name="P50">genSetStr3</text:p>
          </table:table-cell>
          <table:table-cell table:style-name="Table8.A2" office:value-type="string">
            <text:p text:style-name="P52">6</text:p>
          </table:table-cell>
        </table:table-row>
        <table:table-row>
          <table:table-cell table:style-name="Table8.A3" office:value-type="string">
            <text:p text:style-name="P50">genSetStr5</text:p>
          </table:table-cell>
          <table:table-cell table:style-name="Table8.A2" office:value-type="string">
            <text:p text:style-name="P52">10</text:p>
          </table:table-cell>
        </table:table-row>
        <table:table-row>
          <table:table-cell table:style-name="Table8.A3" office:value-type="string">
            <text:p text:style-name="P50">eraseSet</text:p>
          </table:table-cell>
          <table:table-cell table:style-name="Table8.A2" office:value-type="string">
            <text:p text:style-name="P52">2</text:p>
          </table:table-cell>
        </table:table-row>
        <table:table-row>
          <table:table-cell table:style-name="Table8.A3" office:value-type="string">
            <text:p text:style-name="P50">eraseSetStr3</text:p>
          </table:table-cell>
          <table:table-cell table:style-name="Table8.A2" office:value-type="string">
            <text:p text:style-name="P52">6</text:p>
          </table:table-cell>
        </table:table-row>
        <table:table-row>
          <table:table-cell table:style-name="Table8.A3" office:value-type="string">
            <text:p text:style-name="P50">eraseSetStr5</text:p>
          </table:table-cell>
          <table:table-cell table:style-name="Table8.A2" office:value-type="string">
            <text:p text:style-name="P52">10</text:p>
          </table:table-cell>
        </table:table-row>
      </table:table>
      <text:p text:style-name="P42"/>
      <text:p text:style-name="P42"/>
      <text:p text:style-name="P42"/>
      <text:p text:style-name="P42"/>
      <text:p text:style-name="P42"><text:soft-page-break/></text:p>
      <text:p text:style-name="P42"><text:span text:style-name="T29">Приложение 2. Модификаторы аргумента SimpleSCP</text:span></text:p>
      <text:p text:style-name="P39">(Добавляются по мере необходимости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1">fixed</text:p>
          </table:table-cell>
        </table:table-row>
        <table:table-row>
          <table:table-cell table:style-name="Table6.A2" office:value-type="string">
            <text:p text:style-name="P51">assign</text:p>
          </table:table-cell>
        </table:table-row>
        <table:table-row>
          <table:table-cell table:style-name="Table6.A2" office:value-type="string">
            <text:p text:style-name="P51">pos_const_perm</text:p>
          </table:table-cell>
        </table:table-row>
        <table:table-row>
          <table:table-cell table:style-name="Table6.A2" office:value-type="string">
            <text:p text:style-name="P51">node</text:p>
          </table:table-cell>
        </table:table-row>
        <table:table-row>
          <table:table-cell table:style-name="Table6.A2" office:value-type="string">
            <text:p text:style-name="P51">arc</text:p>
          </table:table-cell>
        </table:table-row>
        <table:table-row>
          <table:table-cell table:style-name="Table6.A2" office:value-type="string">
            <text:p text:style-name="P51">erase</text:p>
          </table:table-cell>
        </table:table-row>
        <table:table-row>
          <table:table-cell table:style-name="Table6.A2" office:value-type="string">
            <text:p text:style-name="P51">scp_var</text:p>
          </table:table-cell>
        </table:table-row>
        <table:table-row>
          <table:table-cell table:style-name="Table6.A2" office:value-type="string">
            <text:p text:style-name="P51">scp_const</text:p>
          </table:table-cell>
        </table:table-row>
      </table:table>
      <text:p text:style-name="P43"/>
      <text:p text:style-name="P48">Приложение 3. Модификаторы аргумента по умолчанию.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2">Роль</text:p>
          </table:table-cell>
          <table:table-cell table:style-name="Table7.B1" office:value-type="string">
            <text:p text:style-name="P52">Модификаторы </text:p>
          </table:table-cell>
        </table:table-row>
        <table:table-row>
          <table:table-cell table:style-name="Table7.A2" office:value-type="string">
            <text:p text:style-name="P52">Константа</text:p>
          </table:table-cell>
          <table:table-cell table:style-name="Table7.B2" office:value-type="string">
            <text:p text:style-name="P52">fixed, scp_const </text:p>
          </table:table-cell>
        </table:table-row>
        <table:table-row>
          <table:table-cell table:style-name="Table7.A2" office:value-type="string">
            <text:p text:style-name="P52">Переменная</text:p>
          </table:table-cell>
          <table:table-cell table:style-name="Table7.B2" office:value-type="string">
            <text:p text:style-name="P52">fixed, scp_var</text:p>
          </table:table-cell>
        </table:table-row>
      </table:table>
      <text:p text:style-name="P44"/>
      <text:p text:style-name="P45">Приложение 4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SimpleSCP</text:p>
          </table:table-cell>
        </table:table-row>
        <table:table-row>
          <table:table-cell table:style-name="Table5.A2" office:value-type="string">
            <text:p text:style-name="P56">function example1() {</text:p>
            <text:p text:style-name="P56"><text:s text:c="2"/>print(["Hello world!"]);</text:p>
            <text:p text:style-name="P56">}</text:p>
          </table:table-cell>
        </table:table-row>
        <table:table-row>
          <table:table-cell table:style-name="Table5.A2" office:value-type="string">
            <text:p text:style-name="P55">SCP</text:p>
          </table:table-cell>
        </table:table-row>
        <table:table-row>
          <table:table-cell table:style-name="Table5.A2" office:value-type="string">
            <text:p text:style-name="P58"><text:span text:style-name="T12">scp_program -&gt; </text:span><text:span text:style-name="T15">example1</text:span><text:span text:style-name="T12"> (*</text:span><text:line-break/><text:span text:style-name="T18"> <text:s/></text:span><text:span text:style-name="T12">-&gt; rrel_params: ... (*</text:span><text:line-break/><text:span text:style-name="T18"> <text:s/></text:span><text:span text:style-name="T12">*);;</text:span><text:line-break/><text:span text:style-name="T18"> <text:s/></text:span><text:span text:style-name="T12">-&gt; rrel_operators: ... (*</text:span><text:line-break/><text:span text:style-name="T18"> <text:s text:c="3"/></text:span><text:span text:style-name="T12">-&gt; rrel_init: ..operator1 (*</text:span><text:line-break/><text:span text:style-name="T18"> <text:s text:c="5"/></text:span><text:span text:style-name="T12">&lt;- print;;</text:span><text:line-break/><text:span text:style-name="T18"> <text:s text:c="5"/></text:span><text:span text:style-name="T12">-&gt; rrel_1: rrel_fixed: rrel_scp_const: [Hello world!];;</text:span><text:line-break/><text:span text:style-name="T18"> <text:s text:c="5"/></text:span><text:span text:style-name="T12">=&gt; nrel_goto: ..operator2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2 (*</text:span><text:line-break/><text:span text:style-name="T18"> <text:s text:c="5"/></text:span><text:span text:style-name="T12">&lt;- return;;</text:span><text:line-break/><text:span text:style-name="T18"> <text:s text:c="3"/></text:span><text:span text:style-name="T12">*);;</text:span><text:line-break/><text:span text:style-name="T18"> <text:s/></text:span><text:span text:style-name="T12">*);;</text:span><text:line-break/><text:span text:style-name="T12">*);;</text:span></text:p>
          </table:table-cell>
        </table:table-row>
        <table:table-row>
          <table:table-cell table:style-name="Table5.A2" office:value-type="string">
            <text:p text:style-name="P55">SimpleSCP</text:p>
          </table:table-cell>
        </table:table-row>
        <table:table-row>
          <table:table-cell table:style-name="Table5.A2" office:value-type="string">
            <text:p text:style-name="P60">function example2(_scp_program) {</text:p>
            <text:p text:style-name="P60"><text:s text:c="2"/>searchSetStr5(</text:p>
            <text:p text:style-name="P60"><text:s text:c="4"/>[_scp_program], </text:p>
            <text:p text:style-name="P60"><text:s text:c="4"/>[assign, _tmp_arc_1], </text:p>
            <text:p text:style-name="P60"><text:s text:c="4"/>[assign, _pattern], </text:p>
            <text:p text:style-name="P60"><text:s text:c="4"/>[assign, _tmp_arc_2], </text:p>
            <text:p text:style-name="P60"><text:s text:c="4"/>[nrel_error_pattern],</text:p>
            <text:p text:style-name="P60"><text:soft-page-break/><text:s text:c="4"/>[], [], [assign, _patterns], [], [] <text:s text:c="3"/></text:p>
            <text:p text:style-name="P60"><text:s text:c="2"/>);</text:p>
            <text:p text:style-name="P60"><text:s text:c="2"/>while(searchElStr3([patterns], [assign, _arc], [assign, _pattern])) {</text:p>
            <text:p text:style-name="P60"><text:s text:c="4"/>sys_search(</text:p>
            <text:p text:style-name="P60"><text:s text:c="6"/>[_pattern],</text:p>
            <text:p text:style-name="P60"><text:s text:c="6"/>[assign, _result],</text:p>
            <text:p text:style-name="P60"><text:s text:c="6"/>[pattern_params],</text:p>
            <text:p text:style-name="P60"><text:s text:c="6"/>[assign, _all_elements]</text:p>
            <text:p text:style-name="P60"><text:s text:c="4"/>);</text:p>
            <text:p text:style-name="P60"><text:s text:c="4"/>if(ifVarAssign([_result])) {</text:p>
            <text:p text:style-name="P60"><text:s text:c="6"/>proc_generate_error([_scp_program]);</text:p>
            <text:p text:style-name="P60"><text:s text:c="6"/>print(["Error!"]);</text:p>
            <text:p text:style-name="P60"><text:s text:c="4"/>}</text:p>
            <text:p text:style-name="P60"><text:s text:c="4"/>eraseEl([erase, _arc]); </text:p>
            <text:p text:style-name="P60"><text:s text:c="2"/>}</text:p>
            <text:p text:style-name="P60">}</text:p>
          </table:table-cell>
        </table:table-row>
        <table:table-row>
          <table:table-cell table:style-name="Table5.A2" office:value-type="string">
            <text:p text:style-name="P55">SCP</text:p>
          </table:table-cell>
        </table:table-row>
        <table:table-row>
          <table:table-cell table:style-name="Table5.A2" office:value-type="string">
            <text:p text:style-name="P59"><text:span text:style-name="T12">scp_program -&gt; </text:span><text:span text:style-name="T17">example2</text:span><text:span text:style-name="T12"> (*</text:span><text:line-break/><text:span text:style-name="T18"> <text:s/></text:span><text:span text:style-name="T12">-&gt; rrel_params: ... (*</text:span><text:line-break/><text:span text:style-name="T18"> <text:s text:c="3"/></text:span><text:span text:style-name="T12">-&gt; rrel_1: rrel_in: _scp_program;;</text:span><text:line-break/><text:span text:style-name="T18"> <text:s/></text:span><text:span text:style-name="T12">*);;</text:span><text:line-break/><text:span text:style-name="T18"> <text:s/></text:span><text:span text:style-name="T12">-&gt; rrel_operators: ... (*</text:span><text:line-break/><text:span text:style-name="T18"> <text:s text:c="3"/></text:span><text:span text:style-name="T12">-&gt; rrel_init: ..operator1 (*</text:span><text:line-break/><text:span text:style-name="T18"> <text:s text:c="5"/></text:span><text:span text:style-name="T12">&lt;- searchSetStr5;;</text:span><text:line-break/><text:span text:style-name="T18"> <text:s text:c="5"/></text:span><text:span text:style-name="T12">-&gt; rrel_1: rrel_fixed: rrel_scp_var: _scp_program;;</text:span><text:line-break/><text:span text:style-name="T18"> <text:s text:c="5"/></text:span><text:span text:style-name="T12">-&gt; rrel_2: rrel_scp_var: rrel_assign: _tmp_arc_1;;</text:span><text:line-break/><text:span text:style-name="T18"> <text:s text:c="5"/></text:span><text:span text:style-name="T12">-&gt; rrel_3: rrel_scp_var: rrel_assign: _pattern;;</text:span><text:line-break/><text:span text:style-name="T18"> <text:s text:c="5"/></text:span><text:span text:style-name="T12">-&gt; rrel_4: rrel_scp_var: rrel_assign: _tmp_arc_2;;</text:span><text:line-break/><text:span text:style-name="T18"> <text:s text:c="5"/></text:span><text:span text:style-name="T12">-&gt; rrel_5: rrel_fixed: rrel_scp_const: nrel_error_pattern;;</text:span><text:line-break/><text:span text:style-name="T18"> <text:s text:c="5"/></text:span><text:span text:style-name="T12">-&gt; rrel_set_3: rrel_scp_var: rrel_assign: _patterns;;</text:span><text:line-break/><text:span text:style-name="T18"> <text:s text:c="5"/></text:span><text:span text:style-name="T12">=&gt; nrel_goto: ..operator2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2 (*</text:span><text:line-break/><text:span text:style-name="T18"> <text:s text:c="5"/></text:span><text:span text:style-name="T12">&lt;- searchElStr3;;</text:span><text:line-break/><text:span text:style-name="T18"> <text:s text:c="5"/></text:span><text:span text:style-name="T12">-&gt; rrel_1: rrel_fixed: rrel_scp_const: patterns;;</text:span><text:line-break/><text:span text:style-name="T18"> <text:s text:c="5"/></text:span><text:span text:style-name="T12">-&gt; rrel_2: rrel_scp_var: rrel_assign: _arc;;</text:span><text:line-break/><text:span text:style-name="T18"> <text:s text:c="5"/></text:span><text:span text:style-name="T12">-&gt; rrel_3: rrel_scp_var: rrel_assign: _pattern;;</text:span><text:line-break/><text:span text:style-name="T18"> <text:s text:c="5"/></text:span><text:span text:style-name="T12">=&gt; nrel_then: ..operator3;;</text:span><text:line-break/><text:span text:style-name="T18"> <text:s text:c="5"/></text:span><text:span text:style-name="T12">=&gt; nrel_else: ..operator10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3 (*</text:span><text:line-break/><text:span text:style-name="T18"> <text:s text:c="5"/></text:span><text:span text:style-name="T12">&lt;- sys_search;;</text:span><text:line-break/><text:span text:style-name="T18"> <text:s text:c="5"/></text:span><text:span text:style-name="T12">-&gt; rrel_1: rrel_fixed: rrel_scp_var: _pattern;;</text:span><text:line-break/><text:span text:style-name="T18"> <text:s text:c="5"/></text:span><text:span text:style-name="T12">-&gt; rrel_2: rrel_scp_var: rrel_assign: _result;;</text:span><text:line-break/><text:span text:style-name="T18"> <text:s text:c="5"/></text:span><text:span text:style-name="T12">-&gt; rrel_3: rrel_fixed: rrel_scp_const: pattern_params;;</text:span><text:line-break/><text:span text:style-name="T18"> <text:s text:c="5"/></text:span><text:span text:style-name="T12">-&gt; rrel_4: rrel_scp_var: rrel_assign: _all_elements;;</text:span><text:line-break/><text:span text:style-name="T18"> <text:s text:c="5"/></text:span><text:span text:style-name="T12">=&gt; nrel_goto: ..operator4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4 (*</text:span><text:line-break/><text:span text:style-name="T18"> <text:s text:c="5"/></text:span><text:span text:style-name="T12">&lt;- ifVarAssign;;</text:span><text:line-break/><text:span text:style-name="T18"> <text:s text:c="5"/></text:span><text:span text:style-name="T12">-&gt; rrel_1: rrel_fixed: rrel_scp_var: _result;;</text:span><text:line-break/><text:soft-page-break/><text:span text:style-name="T18"> <text:s text:c="5"/></text:span><text:span text:style-name="T12">=&gt; nrel_then: ..operator5;;</text:span><text:line-break/><text:span text:style-name="T18"> <text:s text:c="5"/></text:span><text:span text:style-name="T12">=&gt; nrel_else: ..operator8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5 (*</text:span><text:line-break/><text:span text:style-name="T18"> <text:s text:c="5"/></text:span><text:span text:style-name="T12">&lt;- call;;</text:span><text:line-break/><text:span text:style-name="T18"> <text:s text:c="5"/></text:span><text:span text:style-name="T12">-&gt; rrel_1: rrel_fixed: rrel_scp_const: proc_generate_error;;</text:span><text:line-break/><text:span text:style-name="T18"> <text:s text:c="5"/></text:span><text:span text:style-name="T12">-&gt; rrel_2: ... (*</text:span><text:line-break/><text:span text:style-name="T18"> <text:s text:c="7"/></text:span><text:span text:style-name="T12">-&gt; rrel_1: rrel_fixed: rrel_scp_var: _scp_program;;</text:span><text:line-break/><text:span text:style-name="T18"> <text:s text:c="5"/></text:span><text:span text:style-name="T12">*);;</text:span><text:line-break/><text:span text:style-name="T18"> <text:s text:c="5"/></text:span><text:span text:style-name="T12">-&gt; rrel_3: rrel_scp_var: rrel_assign: _process;;</text:span><text:line-break/><text:span text:style-name="T18"> <text:s text:c="5"/></text:span><text:span text:style-name="T12">=&gt; nrel_goto: ..operator6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6 (*</text:span><text:line-break/><text:span text:style-name="T18"> <text:s text:c="5"/></text:span><text:span text:style-name="T12">&lt;- waitReturn;;</text:span><text:line-break/><text:span text:style-name="T18"> <text:s text:c="5"/></text:span><text:span text:style-name="T12">-&gt; rrel_1: rrel_fixed: rrel_scp_var: _process;;</text:span><text:line-break/><text:span text:style-name="T18"> <text:s text:c="5"/></text:span><text:span text:style-name="T12">=&gt; nrel_goto: ..operator7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7 (*</text:span><text:line-break/><text:span text:style-name="T18"> <text:s text:c="5"/></text:span><text:span text:style-name="T12">&lt;- print;;</text:span><text:line-break/><text:span text:style-name="T18"> <text:s text:c="5"/></text:span><text:span text:style-name="T12">-&gt; rrel_1: rrel_fixed: rrel_scp_const: [Error!];;</text:span><text:line-break/><text:span text:style-name="T18"> <text:s text:c="5"/></text:span><text:span text:style-name="T12">=&gt; nrel_goto: ..operator8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8 (*</text:span><text:line-break/><text:span text:style-name="T18"> <text:s text:c="5"/></text:span><text:span text:style-name="T12">&lt;- print;;</text:span><text:line-break/><text:span text:style-name="T18"> <text:s text:c="5"/></text:span><text:span text:style-name="T12">-&gt; rrel_1: rrel_scp_const: rrel_fixed: [...];;</text:span><text:line-break/><text:span text:style-name="T18"> <text:s text:c="5"/></text:span><text:span text:style-name="T12">=&gt; nrel_goto: ..operator9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9 (*</text:span><text:line-break/><text:span text:style-name="T18"> <text:s text:c="5"/></text:span><text:span text:style-name="T12">&lt;- eraseEl;;</text:span><text:line-break/><text:span text:style-name="T18"> <text:s text:c="5"/></text:span><text:span text:style-name="T12">-&gt; rrel_1: rrel_fixed: rrel_scp_var: rrel_erase: _arc;;</text:span><text:line-break/><text:span text:style-name="T18"> <text:s text:c="5"/></text:span><text:span text:style-name="T12">=&gt; nrel_goto: ..operator2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10 (*</text:span><text:line-break/><text:span text:style-name="T18"> <text:s text:c="5"/></text:span><text:span text:style-name="T12">&lt;- print;;</text:span><text:line-break/><text:span text:style-name="T18"> <text:s text:c="5"/></text:span><text:span text:style-name="T12">-&gt; rrel_1: rrel_scp_const: rrel_fixed: [...];;</text:span><text:line-break/><text:span text:style-name="T18"> <text:s text:c="5"/></text:span><text:span text:style-name="T12">=&gt; nrel_goto: ..operator11;;</text:span><text:line-break/><text:span text:style-name="T18"> <text:s text:c="3"/></text:span><text:span text:style-name="T12">*);;</text:span><text:line-break/><text:span text:style-name="T18"> <text:s text:c="3"/></text:span><text:span text:style-name="T12">-&gt; ..operator11 (*</text:span><text:line-break/><text:span text:style-name="T18"> <text:s text:c="5"/></text:span><text:span text:style-name="T12">&lt;- return;;</text:span><text:line-break/><text:span text:style-name="T18"> <text:s text:c="3"/></text:span><text:span text:style-name="T12">*);;</text:span><text:line-break/><text:span text:style-name="T18"> <text:s/></text:span><text:span text:style-name="T12">*);;</text:span><text:line-break/><text:span text:style-name="T12">*);;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05T16:09:23.563437253</dc:date>
    <meta:editing-duration>PT2H23M46S</meta:editing-duration>
    <meta:editing-cycles>49</meta:editing-cycles>
    <meta:generator>LibreOffice/4.2.7.2$Linux_x86 LibreOffice_project/420m0$Build-2</meta:generator>
    <meta:document-statistic meta:table-count="8" meta:image-count="0" meta:object-count="0" meta:page-count="7" meta:paragraph-count="182" meta:word-count="1079" meta:character-count="9771" meta:non-whitespace-character-count="8130"/>
  </office:meta>
</office:document-meta>
</file>